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archiver-le-code"/>Archiver le code<text:bookmark-end text:name="archiver-le-code"/></text:h>
      <text:p text:style-name="First_20_paragraph">Les forges où le code est développé sont des outils utiles pour le rendre visible mais peu fiable sur le long terme pour le conserver. Certaines forges par le passé ont fermé, et certaines sont plus fragiles que d’autres. Mais sur le long terme, aucune forge n’est aussi robuste qu’une archive dédiée au cas comme l’est <text:a xlink:type="simple" xlink:href="https://archive.softwareheritage.org/" office:name=""><text:span text:style-name="Definition">Software Heritage</text:span></text:a></text:p>
      <text:h text:style-name="Heading_20_2" text:outline-level="2"><text:bookmark-start text:name="présentation-de-software-heritage"/>Présentation de SoftWare Heritage<text:bookmark-end text:name="présentation-de-software-heritage"/></text:h>
      <text:p text:style-name="First_20_paragraph">Software Heritage est un organisme à but non lucratif qui s’est donné comme mission de sauvegarder le code source et le patrimoine informatique des institutions de recherche. Cette archive moissonne les entrepôts de code des forges grand public comme Github, mais si le chercheur ou la chercheuse veut s’assurer que son code soit bien archivé, il lui faut pousser son code vers l’archive, opération qui peut-être renouvelée autant de fois que nécessaire. A chaque version archivée du code est attribué un identifiant unique et pérenne différent. Cet identifiant est connu sous le nom de SWHID (Software Heritage ID). Grâce à cet identifiant, il sera possible de citer une version d’un code source, voire quelques lignes de cette version dans une publication. Cet identifiant pourra en outre être renseigné dans les métadonnées d’autres artefacts de la recherche comme la publication sur HAL ou les données présentes dans l’entrepôt de données.</text:p>
      <text:h text:style-name="Heading_20_2" text:outline-level="2"><text:bookmark-start text:name="comment-archiver-le-code-depuis-software-heritage-dans-la-forge"/>Comment archiver le code depuis SoftWare Heritage dans la forge<text:bookmark-end text:name="comment-archiver-le-code-depuis-software-heritage-dans-la-forge"/></text:h>
      <text:p text:style-name="First_20_paragraph">Software Heritage met à disposition pour Mozilla Firefox et des navigateurs chromium-like un plugin qui permet de “pousser” le code de la forge où il se trouve (github, gitlab, codeberg, etc.) vers l’archive.</text:p>
      <text:p text:style-name="Text_20_body">On peut bien entendu réaliser cette opération <text:a xlink:type="simple" xlink:href="https://archive.softwareheritage.org/save/" office:name=""><text:span text:style-name="Definition">depuis Software heritage</text:span></text:a> en renseignant le dossier (repository) de la forge où se trouve le code et les fichiers associ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27T08:29:13Z</meta:creation-date>
    <dc:date>2025-03-27T08:29:13Z</dc:date>
  </office:meta>
</office:document-meta>
</file>